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margin-top="0.0874in" fo:margin-bottom="0.0043in" loext:contextual-spacing="false" fo:text-align="center" style:justify-single-word="false"/>
      <style:text-properties style:text-underline-style="solid" style:text-underline-width="auto" style:text-underline-color="font-color" officeooo:rsid="0005118a" officeooo:paragraph-rsid="0005118a"/>
    </style:style>
    <style:style style:name="P2" style:family="paragraph" style:parent-style-name="Heading">
      <style:paragraph-properties fo:margin-top="0.0874in" fo:margin-bottom="0.0043in" loext:contextual-spacing="false" fo:text-align="center" style:justify-single-word="false"/>
      <style:text-properties fo:font-weight="bold" officeooo:rsid="0005118a" officeooo:paragraph-rsid="0005118a" style:font-weight-asian="bold" style:font-weight-complex="bold"/>
    </style:style>
    <style:style style:name="P3" style:family="paragraph" style:parent-style-name="Text_20_body">
      <style:text-properties fo:font-weight="bold" officeooo:rsid="0005118a" officeooo:paragraph-rsid="0005118a" style:font-weight-asian="bold" style:font-weight-complex="bold"/>
    </style:style>
    <style:style style:name="P4" style:family="paragraph" style:parent-style-name="Text_20_body">
      <style:paragraph-properties fo:margin-top="0in" fo:margin-bottom="0in" loext:contextual-spacing="true" style:writing-mode="page"/>
      <style:text-properties fo:font-weight="bold" officeooo:rsid="000650a4" officeooo:paragraph-rsid="000650a4" style:font-weight-asian="bold" style:font-weight-complex="bold"/>
    </style:style>
    <style:style style:name="P5" style:family="paragraph" style:parent-style-name="Text_20_body">
      <style:paragraph-properties fo:margin-top="0in" fo:margin-bottom="0in" loext:contextual-spacing="true" style:writing-mode="page">
        <style:tab-stops>
          <style:tab-stop style:position="0.5in"/>
        </style:tab-stops>
      </style:paragraph-properties>
      <style:text-properties fo:font-weight="bold" officeooo:rsid="00070238" officeooo:paragraph-rsid="00070238" style:font-weight-asian="bold" style:font-weight-complex="bold"/>
    </style:style>
    <style:style style:name="P6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weight="bold" officeooo:rsid="00070238" officeooo:paragraph-rsid="00070238" style:font-weight-asian="bold" style:font-weight-complex="bold"/>
    </style:style>
    <style:style style:name="P7" style:family="paragraph" style:parent-style-name="Text_20_body" style:list-style-name="L5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weight="bold" officeooo:paragraph-rsid="00070238" style:font-weight-asian="bold" style:font-weight-complex="bold"/>
    </style:style>
    <style:style style:name="P8" style:family="paragraph" style:parent-style-name="Text_20_body" style:list-style-name="L6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weight="bold" officeooo:paragraph-rsid="0008fdb5" style:font-weight-asian="bold" style:font-weight-complex="bold"/>
    </style:style>
    <style:style style:name="P9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weight="bold" officeooo:paragraph-rsid="0008fdb5" style:font-weight-asian="bold" style:font-weight-complex="bold"/>
    </style:style>
    <style:style style:name="P10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weight="bold" officeooo:rsid="0008fdb5" officeooo:paragraph-rsid="0008fdb5" style:font-weight-asian="bold" style:font-weight-complex="bold"/>
    </style:style>
    <style:style style:name="P11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weight="bold" officeooo:rsid="000b98c7" officeooo:paragraph-rsid="000b98c7" style:font-weight-asian="bold" style:font-weight-complex="bold"/>
    </style:style>
    <style:style style:name="P12" style:family="paragraph" style:parent-style-name="Text_20_body" style:list-style-name="L7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weight="bold" officeooo:rsid="000b98c7" officeooo:paragraph-rsid="000b98c7" style:font-weight-asian="bold" style:font-weight-complex="bold"/>
    </style:style>
    <style:style style:name="P13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weight="bold" officeooo:rsid="000b98c7" officeooo:paragraph-rsid="000c0472" style:font-weight-asian="bold" style:font-weight-complex="bold"/>
    </style:style>
    <style:style style:name="P14" style:family="paragraph" style:parent-style-name="Text_20_body" style:list-style-name="L10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weight="bold" officeooo:rsid="000d1045" officeooo:paragraph-rsid="000d1045" style:font-weight-asian="bold" style:font-weight-complex="bold"/>
    </style:style>
    <style:style style:name="P15" style:family="paragraph" style:parent-style-name="Text_20_body" style:list-style-name="L10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weight="bold" officeooo:rsid="000d1045" officeooo:paragraph-rsid="000edd77" style:font-weight-asian="bold" style:font-weight-complex="bold"/>
    </style:style>
    <style:style style:name="P16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weight="bold" officeooo:rsid="000d1045" officeooo:paragraph-rsid="000d1045" style:font-weight-asian="bold" style:font-weight-complex="bold"/>
    </style:style>
    <style:style style:name="P17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weight="bold" officeooo:rsid="000d1045" officeooo:paragraph-rsid="000edd77" style:font-weight-asian="bold" style:font-weight-complex="bold"/>
    </style:style>
    <style:style style:name="P18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weight="bold" officeooo:rsid="000d1045" officeooo:paragraph-rsid="000ee96f" style:font-weight-asian="bold" style:font-weight-complex="bold"/>
    </style:style>
    <style:style style:name="P19" style:family="paragraph" style:parent-style-name="Text_20_body" style:list-style-name="L1">
      <style:paragraph-properties fo:margin-top="0in" fo:margin-bottom="0in" loext:contextual-spacing="true" style:writing-mode="page"/>
      <style:text-properties officeooo:paragraph-rsid="000650a4"/>
    </style:style>
    <style:style style:name="P20" style:family="paragraph" style:parent-style-name="Text_20_body">
      <style:paragraph-properties fo:margin-top="0in" fo:margin-bottom="0in" loext:contextual-spacing="true" style:writing-mode="page"/>
      <style:text-properties fo:font-weight="normal" officeooo:rsid="000650a4" officeooo:paragraph-rsid="000650a4" style:font-weight-asian="normal" style:font-weight-complex="normal"/>
    </style:style>
    <style:style style:name="P21" style:family="paragraph" style:parent-style-name="Text_20_body">
      <style:paragraph-properties fo:margin-top="0in" fo:margin-bottom="0in" loext:contextual-spacing="true" style:writing-mode="page"/>
      <style:text-properties fo:font-weight="normal" officeooo:rsid="000650a4" officeooo:paragraph-rsid="00070238" style:font-weight-asian="normal" style:font-weight-complex="normal"/>
    </style:style>
    <style:style style:name="P22" style:family="paragraph" style:parent-style-name="Text_20_body" style:list-style-name="L3">
      <style:paragraph-properties fo:margin-top="0in" fo:margin-bottom="0in" loext:contextual-spacing="true" style:writing-mode="page"/>
      <style:text-properties officeooo:paragraph-rsid="00070238"/>
    </style:style>
    <style:style style:name="P23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officeooo:paragraph-rsid="00070238"/>
    </style:style>
    <style:style style:name="P24" style:family="paragraph" style:parent-style-name="Text_20_body" style:list-style-name="L4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officeooo:paragraph-rsid="00070238"/>
    </style:style>
    <style:style style:name="P25" style:family="paragraph" style:parent-style-name="Text_20_body" style:list-style-name="L8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officeooo:paragraph-rsid="000d1045"/>
    </style:style>
    <style:style style:name="P26" style:family="paragraph" style:parent-style-name="Text_20_body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fo:font-style="normal" fo:font-weight="normal" officeooo:paragraph-rsid="00070238" style:font-style-asian="normal" style:font-weight-asian="normal" style:font-style-complex="normal" style:font-weight-complex="normal"/>
    </style:style>
    <style:style style:name="P27" style:family="paragraph" style:parent-style-name="Text_20_body" style:list-style-name="L9">
      <style:paragraph-properties fo:margin-top="0in" fo:margin-bottom="0in" loext:contextual-spacing="true" fo:text-align="start" style:justify-single-word="false" style:writing-mode="page">
        <style:tab-stops>
          <style:tab-stop style:position="0.5in"/>
        </style:tab-stops>
      </style:paragraph-properties>
      <style:text-properties officeooo:rsid="000d1045" officeooo:paragraph-rsid="000d1045"/>
    </style:style>
    <style:style style:name="P28" style:family="paragraph" style:parent-style-name="Text_20_body">
      <style:paragraph-properties fo:margin-top="0in" fo:margin-bottom="0in" loext:contextual-spacing="true" fo:text-align="start" style:justify-single-word="false" fo:break-before="page" style:writing-mode="page">
        <style:tab-stops>
          <style:tab-stop style:position="0.5in"/>
        </style:tab-stops>
      </style:paragraph-properties>
      <style:text-properties fo:font-style="normal" fo:font-weight="normal" officeooo:paragraph-rsid="00070238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margin-left="1.4772in" fo:margin-right="0in" fo:margin-top="0in" fo:margin-bottom="0in" loext:contextual-spacing="true" fo:text-align="start" style:justify-single-word="false" fo:text-indent="0in" style:auto-text-indent="false" style:writing-mode="page">
        <style:tab-stops>
          <style:tab-stop style:position="0.5in"/>
        </style:tab-stops>
      </style:paragraph-properties>
      <style:text-properties fo:font-weight="bold" officeooo:rsid="00070238" officeooo:paragraph-rsid="00070238" style:font-weight-asian="bold" style:font-weight-complex="bold"/>
    </style:style>
    <style:style style:name="T1" style:family="text">
      <style:text-properties fo:font-weight="bold" officeooo:rsid="000650a4" style:font-weight-asian="bold" style:font-weight-complex="bold"/>
    </style:style>
    <style:style style:name="T2" style:family="text">
      <style:text-properties fo:font-weight="bold" officeooo:rsid="0008fdb5" style:font-weight-asian="bold" style:font-weight-complex="bold"/>
    </style:style>
    <style:style style:name="T3" style:family="text">
      <style:text-properties fo:font-style="italic" officeooo:rsid="00070238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70238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officeooo:rsid="00070238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style:text-underline-style="none" officeooo:rsid="000c0472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70238" style:font-style-asian="normal" style:font-style-complex="normal"/>
    </style:style>
    <style:style style:name="T11" style:family="text">
      <style:text-properties fo:font-style="normal" officeooo:rsid="0008fdb5" style:font-style-asian="normal" style:font-style-complex="normal"/>
    </style:style>
    <style:style style:name="T12" style:family="text">
      <style:text-properties fo:font-style="normal" officeooo:rsid="000d1045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70238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8fdb5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ee96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fd3ee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070238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0d1045" style:font-style-asian="normal" style:font-weight-asian="bold" style:font-style-complex="normal" style:font-weight-complex="bold"/>
    </style:style>
    <style:style style:name="T2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0c0472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style:font-style-asian="normal" style:font-style-complex="normal"/>
    </style:style>
    <style:style style:name="T25" style:family="text">
      <style:text-properties fo:font-style="normal" style:text-underline-style="none" officeooo:rsid="000c0472" style:font-style-asian="normal" style:font-style-complex="normal"/>
    </style:style>
    <style:style style:name="T26" style:family="text">
      <style:text-properties officeooo:rsid="0008d3f4"/>
    </style:style>
    <style:style style:name="T27" style:family="text">
      <style:text-properties officeooo:rsid="0008fd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Εργαστηριακή Άσκηση 3</text:h>
      <text:p text:style-name="P2">Πρωτόκολλα “Stop and Wait” και “Go Back n”</text:p>
      <text:p text:style-name="P3"/>
      <text:p text:style-name="P3">Μιχάλης Παπαδόπουλλος – 031 14702 – <text:a xlink:type="simple" xlink:href="mailto:mechatr0nic.cy@gmail.com" text:style-name="Internet_20_link" text:visited-style-name="Visited_20_Internet_20_Link">mechatr0nic.cy@gmail.com</text:a></text:p>
      <text:p text:style-name="P3"/>
      <text:p text:style-name="P4">4. Ανάλυση αποτελεσμάτων με τη βοήθεια του NAM</text:p>
      <text:list xml:id="list1665405577" text:style-name="L1">
        <text:list-item>
          <text:p text:style-name="P19"><text:span text:style-name="T1">Με τη βοήθεια του NAM, εντοπίστε τη χρονική στιγμή που ολοκληρώνεται η μετάδοση των 150 πακέτων FTP στην περίπτωση του πρωτοκόλλου: <text:line-break/>(i) Go back N και (ii) Stop and Wait.</text:span></text:p>
        </text:list-item>
      </text:list>
      <text:p text:style-name="P20"><text:tab/>Πρωτόκολλο <text:span text:style-name="T4">GoBackN</text:span><text:span text:style-name="T18"> – </text:span><text:span text:style-name="T9">πράσινο </text:span><text:span text:style-name="T10">→ <text:s text:c="2"/>1.31 sec</text:span></text:p>
      <text:p text:style-name="P21"><text:span text:style-name="T9"><text:tab/>Πρωτόκολλο </text:span><text:span text:style-name="T4">Stop&amp;Wait</text:span><text:span text:style-name="T18"> – </text:span><text:span text:style-name="T9">κίτρινο </text:span><text:span text:style-name="T10">→ 10.59 sec</text:span></text:p>
      <text:p text:style-name="P21"><text:span text:style-name="T19"/></text:p>
      <text:list xml:id="list1072566812" text:style-name="L3">
        <text:list-item>
          <text:p text:style-name="P22"><text:span text:style-name="T19">Ποιο είναι το ελάχιστο μέγεθος παραθύρου εκπομπής (Nopt) που εξασφαλίζει ελάχιστο χρόνο μετάδοσης του συνόλου των πακέτων στο πρωτόκολλο Go back N;</text:span></text:p>
        </text:list-item>
      </text:list>
      <text:p text:style-name="P5"><text:span text:style-name="T9"><text:tab/></text:span><text:span text:style-name="T13">Το ελάχιστο μέγεθος παραθύρου εκπομπής που εξασφαλίζει ελάχιστο χρόνο μετάδοσης ισουται <text:tab/>με </text:span><text:span text:style-name="T9">2*BW + 1</text:span></text:p>
      <text:p text:style-name="P29"><text:span text:style-name="T13">BW = 4Mb * 32ms = 128 Kbit</text:span></text:p>
      <text:p text:style-name="P29"><text:span text:style-name="T13">PacketSz = 2000 * 8 = 16 Kbit<text:tab/>=&gt; <text:tab/></text:span><text:span text:style-name="T9">windowSZ = 17</text:span></text:p>
      <text:p text:style-name="P29"><text:span text:style-name="T13">BD = BW/PacketSZ = 8 πλαίσια</text:span></text:p>
      <text:p text:style-name="P6"><text:span text:style-name="T13"/></text:p>
      <text:list xml:id="list2714835618" text:style-name="L4">
        <text:list-item>
          <text:p text:style-name="P24"><text:span text:style-name="T19">Με βάση το ελάχιστο αυτό μέγεθος παραθύρου που προσδιορίσατε στο προηγούμενο ερώτημα, τροποποιήστε τις εντολές <text:line-break/><text:tab/><text:tab/><text:tab/><text:tab/>$tcp0 set window_ X <text:line-break/><text:tab/><text:tab/><text:tab/><text:tab/>$tcp0 set windowInit_ X<text:line-break/>εκτελέστε την προσομοίωση και υπολογίστε τη χρονική στιγμή που ολοκληρώνεται η μετάδοση των 150 πακέτων FTP για το πρωτόκολλο Go back N με τη βοήθεια του NAM.</text:span></text:p>
        </text:list-item>
      </text:list>
      <text:p text:style-name="P23"><text:span text:style-name="T14"><text:tab/>Με μέγεθος παραθυρου ίσο με 17, η χρονική στιγμή που ολοκληρώνεται η μετάδοση των 150 <text:tab/>πακέτων είναι </text:span><text:span text:style-name="T19">1.076 sec </text:span><text:span text:style-name="T14">δηλαδή </text:span><text:span text:style-name="T19">0.234 sec </text:span><text:span text:style-name="T14">πιο γρήγορα απο όταν </text:span><text:span text:style-name="T5">windowSize = 12</text:span><text:span text:style-name="T6">.</text:span></text:p>
      <text:p text:style-name="P23"><text:span text:style-name="T6"/></text:p>
      <text:list xml:id="list1657812685" text:style-name="L5">
        <text:list-item>
          <text:p text:style-name="P7"><text:span text:style-name="T3">Πόση είναι η μέγιστη καθυστέρηση διάδοσης της ζεύξης n(0)-n(3) ώστε το αρχικό μέγεθος παραθύρου (Ν=12) να οδηγεί σε συνεχή χρησιμοποίηση της ζεύξης (no idle time);</text:span></text:p>
        </text:list-item>
      </text:list>
      <text:p text:style-name="P26"><text:tab/><text:span text:style-name="T26">BD = ?</text:span></text:p>
      <text:p text:style-name="P26"><text:tab/><text:span text:style-name="T26">windowSz = 12 =&gt; BD = (windowSz – 1) / 2 = 5.5 πλαίσια = 5.5 * 16Kbit = 88Kbit</text:span></text:p>
      <text:p text:style-name="P26"><text:tab/><text:span text:style-name="T27">BW = 4Mb * </text:span><text:span text:style-name="T2">x</text:span><text:span text:style-name="T27"> ms = 88Kbit =&gt; </text:span><text:span text:style-name="T2">x</text:span><text:span text:style-name="T27"> = 22 sec</text:span></text:p>
      <text:p text:style-name="P26"><text:tab/><text:span text:style-name="T27">Συνεπώς η μέγιστη καθυστέρη διάδοσης της ζεύξης πρέπει να ειναι 22 sec.</text:span></text:p>
      <text:p text:style-name="P26"/>
      <text:p text:style-name="P28"/>
      <text:list xml:id="list3931720928" text:style-name="L6">
        <text:list-item>
          <text:p text:style-name="P8"><text:span text:style-name="T11">Εκτελέστε πάλι την προσομοίωση με το μέγεθος παραθύρου του πρωτοκόλλου Go back N που βρήκατε στο δεύτερο ερώτημα (Nopt), όταν η ζεύξη n(0)-n(3) έχει διπλάσια και υποτριπλάσια καθυστέρηση διάδοσης της αρχικής. Εντοπίστε τη χρονική στιγμή που ολοκληρώνεται η μετάδοση των 150 πακέτων FTP στον κόμβο n3 στις δύο αυτές περιπτώσεις. Τι παρατηρείτε;</text:span></text:p>
        </text:list-item>
      </text:list>
      <text:p text:style-name="P9"><text:span text:style-name="T15"><text:tab/>Για διπλάσια καθυστέρηση (64 msec) → 1.64 sec</text:span></text:p>
      <text:p text:style-name="P10"><text:span text:style-name="T13"><text:tab/>Για υποτριπλάσια καυθστέρηση (10.67 msec) → 1.034 sec</text:span></text:p>
      <text:p text:style-name="P10"><text:span text:style-name="T13"><text:tab/>Παρατηρούμε διαφορά 0.606 second.</text:span></text:p>
      <text:p text:style-name="P10"><text:span text:style-name="T13"/></text:p>
      <text:p text:style-name="P11"><text:span text:style-name="T21">5.5 Ερωτήσεις:</text:span></text:p>
      <text:p text:style-name="P11"><text:span text:style-name="T22"><text:tab/>Αλλάζουμε την καθυστέρηση σε όλες τις ζεύξης ώστε </text:span><text:span text:style-name="T7">delay = 102 msec.</text:span></text:p>
      <text:p text:style-name="P11"><text:span text:style-name="T7"/></text:p>
      <text:list xml:id="list1843700484" text:style-name="L7">
        <text:list-item>
          <text:p text:style-name="P12"><text:span text:style-name="T24">Ποιος είναι ο αριθμός των πακέτων που παρελήφθησαν, πόσα δεδομένα παρελήφθησαν από τον παραλήπτη κατά τη διάρκεια της προσομοίωσης για κάθε ροή κίνησης;</text:span></text:p>
        </text:list-item>
      </text:list>
      <text:p text:style-name="P13"><text:span text:style-name="T24"><text:tab/></text:span><text:span text:style-name="T25"> </text:span><text:span text:style-name="T23">Και στις δύο ροές κίνησης </text:span><text:span text:style-name="T8">GoBackN</text:span><text:span text:style-name="T25"> </text:span><text:span text:style-name="T23">και </text:span><text:span text:style-name="T8">Stop&amp;Wait</text:span><text:span text:style-name="T23"> έχουμε:</text:span></text:p>
      <text:p text:style-name="P13"><text:span text:style-name="T22"><text:tab/><text:tab/>Αριθμός πακέτων: <text:tab/>150</text:span></text:p>
      <text:p text:style-name="P11"><text:span text:style-name="T22"><text:tab/><text:tab/>Δεδομένα:<text:tab/><text:tab/>305960 bytes</text:span></text:p>
      <text:p text:style-name="P11"><text:span text:style-name="T22"/></text:p>
      <text:list xml:id="list3764615199" text:style-name="L8">
        <text:list-item>
          <text:p text:style-name="P25"><text:span text:style-name="T20">Εξετάζοντας το αρχείο ίχνους, προσδιορίστε σε πόσο χρόνο απεστάλησαν αυτά τα δεδομένα στις δύο περιπτώσεις για κάθε ροή κίνησης. Ποιος ο μέσος ρυθμός μετάδοσης δεδομένων σε bps και ποια είναι η χρησιμοποίηση του καναλιού;</text:span></text:p>
        </text:list-item>
      </text:list>
      <text:list xml:id="list1870765609" text:style-name="L9">
        <text:list-item>
          <text:list>
            <text:list-item>
              <text:p text:style-name="P27"><text:span text:style-name="T18">windowSz = 12</text:span></text:p>
            </text:list-item>
          </text:list>
        </text:list-item>
      </text:list>
      <text:list xml:id="list3950847971" text:style-name="L10">
        <text:list-item>
          <text:list>
            <text:list-item>
              <text:list>
                <text:list-item>
                  <text:list>
                    <text:list-item>
                      <text:p text:style-name="P14"><text:span text:style-name="T9">Stop&amp;Wait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><text:span text:style-name="T13"><text:tab/><text:tab/><text:tab/>time = </text:span><text:span text:style-name="T16">14.97112 </text:span><text:span text:style-name="T13">sec</text:span></text:p>
      <text:p text:style-name="P18"><text:span text:style-name="T13"><text:tab/><text:tab/><text:tab/></text:span><text:span text:style-name="T17">Μεσος ρυθμος μετάδοσης [bps]:</text:span></text:p>
      <text:p text:style-name="P18"><text:span text:style-name="T17"><text:tab/><text:tab/><text:tab/>Χρήση καναλιού:</text:span></text:p>
      <text:list xml:id="list181820973262770" text:continue-numbering="true" text:style-name="L10">
        <text:list-item>
          <text:list>
            <text:list-item>
              <text:list>
                <text:list-item>
                  <text:list>
                    <text:list-item>
                      <text:p text:style-name="P14"><text:span text:style-name="T9">GoBackN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><text:span text:style-name="T9"><text:tab/><text:tab/><text:tab/></text:span><text:span text:style-name="T13">time = </text:span><text:span text:style-name="T16">3.1264</text:span><text:span text:style-name="T13"> sec</text:span></text:p>
      <text:p text:style-name="P16"><text:span text:style-name="T13"/></text:p>
      <text:list xml:id="list181820715102237" text:continue-list="list1870765609" text:style-name="L9">
        <text:list-item>
          <text:list>
            <text:list-item>
              <text:p text:style-name="P27"><text:span text:style-name="T18">windowSz = 17</text:span></text:p>
            </text:list-item>
          </text:list>
        </text:list-item>
      </text:list>
      <text:list xml:id="list181820695187632" text:continue-list="list181820973262770" text:style-name="L10">
        <text:list-item>
          <text:list>
            <text:list-item>
              <text:list>
                <text:list-item>
                  <text:list>
                    <text:list-item>
                      <text:p text:style-name="P15"><text:span text:style-name="T9">Stop&amp;Wait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><text:span text:style-name="T13"><text:tab/><text:tab/><text:tab/>time = 14.97112 sec</text:span></text:p>
      <text:list xml:id="list181820013270318" text:continue-numbering="true" text:style-name="L10">
        <text:list-item>
          <text:list>
            <text:list-item>
              <text:list>
                <text:list-item>
                  <text:list>
                    <text:list-item>
                      <text:p text:style-name="P15"><text:span text:style-name="T9">GoBackN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><text:span text:style-name="T9"><text:tab/><text:tab/><text:tab/></text:span><text:span text:style-name="T13">time = 2.3264 se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6:57:45.223514845</meta:creation-date>
    <dc:date>2017-04-22T18:18:19.867922019</dc:date>
    <meta:editing-duration>PT20M3S</meta:editing-duration>
    <meta:editing-cycles>8</meta:editing-cycles>
    <meta:generator>LibreOffice/5.3.2.2$Linux_X86_64 LibreOffice_project/30m0$Build-2</meta:generator>
    <meta:document-statistic meta:table-count="0" meta:image-count="0" meta:object-count="0" meta:page-count="2" meta:paragraph-count="42" meta:word-count="483" meta:character-count="2876" meta:non-whitespace-character-count="2389"/>
  </office:meta>
</office:document-meta>
</file>